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6181in" table:align="left"/>
    </style:style>
    <style:style style:name="Table1.A" style:family="table-column">
      <style:table-column-properties style:column-width="0.8965in"/>
    </style:style>
    <style:style style:name="Table1.B" style:family="table-column">
      <style:table-column-properties style:column-width="0.7361in"/>
    </style:style>
    <style:style style:name="Table1.C" style:family="table-column">
      <style:table-column-properties style:column-width="2.985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541in" table:align="left"/>
    </style:style>
    <style:style style:name="Table2.A" style:family="table-column">
      <style:table-column-properties style:column-width="1.0965in"/>
    </style:style>
    <style:style style:name="Table2.B" style:family="table-column">
      <style:table-column-properties style:column-width="1.3944in"/>
    </style:style>
    <style:style style:name="Table2.C" style:family="table-column">
      <style:table-column-properties style:column-width="3.05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T1" style:family="text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Advanced Processor Design in Verilog</text:span></text:h>
      <text:p text:style-name="Horizontal_20_Line"/>
      <text:h text:style-name="Heading_20_4" text:outline-level="4"><text:span text:style-name="Strong_20_Emphasis">Overview</text:span></text:h>
      <text:p text:style-name="Text_20_body">The <text:span text:style-name="Strong_20_Emphasis">Advanced Processor</text:span> module is a highly functional Verilog-based processor designed to showcase key features of modern CPU design. This module integrates advanced concepts such as branch prediction, instruction caching, pipeline hazard management, and debugging utilities, making it a versatile and efficient solution for computational tasks. The design is parameterized, allowing customization for specific use cases.</text:p>
      <text:p text:style-name="Horizontal_20_Line"/>
      <text:h text:style-name="Heading_20_4" text:outline-level="4"><text:span text:style-name="Strong_20_Emphasis">Features</text:span></text:h>
      <text:list xml:id="list2614265284" text:style-name="L1">
        <text:list-item>
          <text:p text:style-name="P1"><text:span text:style-name="Strong_20_Emphasis">Branch Prediction</text:span></text:p>
          <text:list>
            <text:list-item>
              <text:p text:style-name="P2">Implements a 2-bit branch history table (BHT) for branch prediction. </text:p>
            </text:list-item>
            <text:list-item>
              <text:p text:style-name="P2">Tracks mispredictions and adjusts the program counter (PC) accordingly. </text:p>
            </text:list-item>
          </text:list>
        </text:list-item>
        <text:list-item>
          <text:p text:style-name="P1"><text:span text:style-name="Strong_20_Emphasis">Instruction Cache</text:span></text:p>
          <text:list>
            <text:list-item>
              <text:p text:style-name="P2">Direct-mapped cache with configurable size (<text:span text:style-name="Source_20_Text">CACHE_SIZE</text:span>). </text:p>
            </text:list-item>
            <text:list-item>
              <text:p text:style-name="P2">Improves instruction fetch performance by reducing memory access latency. </text:p>
            </text:list-item>
          </text:list>
        </text:list-item>
        <text:list-item>
          <text:p text:style-name="P1"><text:span text:style-name="Strong_20_Emphasis">Pipeline Hazard Management</text:span></text:p>
          <text:list>
            <text:list-item>
              <text:p text:style-name="P2">Basic hazard detection with forwarding and stall mechanisms. </text:p>
            </text:list-item>
            <text:list-item>
              <text:p text:style-name="P2">Ensures smooth execution in a pipelined environment. </text:p>
            </text:list-item>
          </text:list>
        </text:list-item>
        <text:list-item>
          <text:p text:style-name="P1"><text:span text:style-name="Strong_20_Emphasis">Extended Instruction Set</text:span></text:p>
          <text:list>
            <text:list-item>
              <text:p text:style-name="P2">Supports arithmetic (<text:span text:style-name="Source_20_Text">ADD</text:span>, <text:span text:style-name="Source_20_Text">SUB</text:span>), branching (<text:span text:style-name="Source_20_Text">BEQ</text:span>), and memory operations (<text:span text:style-name="Source_20_Text">LOAD</text:span>, <text:span text:style-name="Source_20_Text">STORE</text:span>). </text:p>
            </text:list-item>
            <text:list-item>
              <text:p text:style-name="P2">Designed to be extendable for additional operations. </text:p>
            </text:list-item>
          </text:list>
        </text:list-item>
        <text:list-item>
          <text:p text:style-name="P1"><text:span text:style-name="Strong_20_Emphasis">Debugging and Profiling</text:span></text:p>
          <text:list>
            <text:list-item>
              <text:p text:style-name="P2">Built-in cycle counter to measure clock cycles. </text:p>
            </text:list-item>
            <text:list-item>
              <text:p text:style-name="P1">Branch misprediction counter to monitor execution accuracy. </text:p>
            </text:list-item>
          </text:list>
        </text:list-item>
      </text:list>
      <text:p text:style-name="Horizontal_20_Line"/>
      <text:h text:style-name="Heading_20_4" text:outline-level="4"><text:span text:style-name="Strong_20_Emphasis">Inputs and Output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<text:span text:style-name="Strong_20_Emphasis">Signal</text:span></text:p>
            </table:table-cell>
            <table:table-cell table:style-name="Table1.A1" office:value-type="string">
              <text:p text:style-name="Table_20_Heading"><text:span text:style-name="Strong_20_Emphasis">Direction</text:span></text:p>
            </table:table-cell>
            <table:table-cell table:style-name="Table1.A1" office:value-type="string">
              <text:p text:style-name="Table_20_Heading"><text:span text:style-name="Strong_20_Emphasis">Description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clk</text:span></text:p>
          </table:table-cell>
          <table:table-cell table:style-name="Table1.A1" office:value-type="string">
            <text:p text:style-name="Table_20_Contents">Input</text:p>
          </table:table-cell>
          <table:table-cell table:style-name="Table1.A1" office:value-type="string">
            <text:p text:style-name="Table_20_Contents">System clock signal.</text:p>
          </table:table-cell>
        </table:table-row>
        <table:table-row>
          <table:table-cell table:style-name="Table1.A1" office:value-type="string">
            <text:p text:style-name="Table_20_Contents"><text:span text:style-name="Source_20_Text">rst</text:span></text:p>
          </table:table-cell>
          <table:table-cell table:style-name="Table1.A1" office:value-type="string">
            <text:p text:style-name="Table_20_Contents">Input</text:p>
          </table:table-cell>
          <table:table-cell table:style-name="Table1.A1" office:value-type="string">
            <text:p text:style-name="Table_20_Contents">System reset signal (active high).</text:p>
          </table:table-cell>
        </table:table-row>
        <table:table-row>
          <table:table-cell table:style-name="Table1.A1" office:value-type="string">
            <text:p text:style-name="Table_20_Contents"><text:span text:style-name="Source_20_Text">inst_in</text:span></text:p>
          </table:table-cell>
          <table:table-cell table:style-name="Table1.A1" office:value-type="string">
            <text:p text:style-name="Table_20_Contents">Input</text:p>
          </table:table-cell>
          <table:table-cell table:style-name="Table1.A1" office:value-type="string">
            <text:p text:style-name="Table_20_Contents">Instruction fetched from memory.</text:p>
          </table:table-cell>
        </table:table-row>
        <table:table-row>
          <table:table-cell table:style-name="Table1.A1" office:value-type="string">
            <text:p text:style-name="Table_20_Contents"><text:span text:style-name="Source_20_Text">data_in</text:span></text:p>
          </table:table-cell>
          <table:table-cell table:style-name="Table1.A1" office:value-type="string">
            <text:p text:style-name="Table_20_Contents">Input</text:p>
          </table:table-cell>
          <table:table-cell table:style-name="Table1.A1" office:value-type="string">
            <text:p text:style-name="Table_20_Contents">Data fetched from memory for <text:span text:style-name="Source_20_Text">LOAD</text:span>.</text:p>
          </table:table-cell>
        </table:table-row>
        <table:table-row>
          <table:table-cell table:style-name="Table1.A1" office:value-type="string">
            <text:p text:style-name="Table_20_Contents"><text:span text:style-name="Source_20_Text">data_out</text:span></text:p>
          </table:table-cell>
          <table:table-cell table:style-name="Table1.A1" office:value-type="string">
            <text:p text:style-name="Table_20_Contents">Output</text:p>
          </table:table-cell>
          <table:table-cell table:style-name="Table1.A1" office:value-type="string">
            <text:p text:style-name="Table_20_Contents">Data to be written to memory for <text:span text:style-name="Source_20_Text">STORE</text:span>.</text:p>
          </table:table-cell>
        </table:table-row>
        <table:table-row>
          <table:table-cell table:style-name="Table1.A1" office:value-type="string">
            <text:p text:style-name="Table_20_Contents"><text:span text:style-name="Source_20_Text">pc_out</text:span></text:p>
          </table:table-cell>
          <table:table-cell table:style-name="Table1.A1" office:value-type="string">
            <text:p text:style-name="Table_20_Contents">Output</text:p>
          </table:table-cell>
          <table:table-cell table:style-name="Table1.A1" office:value-type="string">
            <text:p text:style-name="Table_20_Contents">Current program counter value (for debug).</text:p>
          </table:table-cell>
        </table:table-row>
      </table:table>
      <text:p text:style-name="Horizontal_20_Line"/>
      <text:h text:style-name="Heading_20_4" text:outline-level="4"><text:soft-page-break/><text:span text:style-name="Strong_20_Emphasis">Parameter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<text:span text:style-name="Strong_20_Emphasis">Parameter</text:span></text:p>
            </table:table-cell>
            <table:table-cell table:style-name="Table2.A1" office:value-type="string">
              <text:p text:style-name="Table_20_Heading"><text:span text:style-name="Strong_20_Emphasis">Default Value</text:span></text:p>
            </table:table-cell>
            <table:table-cell table:style-name="Table2.A1" office:value-type="string">
              <text:p text:style-name="Table_20_Heading"><text:span text:style-name="Strong_20_Emphasis">Description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INIT_PC</text:span></text:p>
          </table:table-cell>
          <table:table-cell table:style-name="Table2.A1" office:value-type="string">
            <text:p text:style-name="Table_20_Contents"><text:span text:style-name="Source_20_Text">32'h0000_0000</text:span></text:p>
          </table:table-cell>
          <table:table-cell table:style-name="Table2.A1" office:value-type="string">
            <text:p text:style-name="Table_20_Contents">Initial value of the program counter.</text:p>
          </table:table-cell>
        </table:table-row>
        <table:table-row>
          <table:table-cell table:style-name="Table2.A1" office:value-type="string">
            <text:p text:style-name="Table_20_Contents"><text:span text:style-name="Source_20_Text">CACHE_SIZE</text:span></text:p>
          </table:table-cell>
          <table:table-cell table:style-name="Table2.A1" office:value-type="string">
            <text:p text:style-name="Table_20_Contents"><text:span text:style-name="Source_20_Text">16</text:span></text:p>
          </table:table-cell>
          <table:table-cell table:style-name="Table2.A1" office:value-type="string">
            <text:p text:style-name="Table_20_Contents">Number of cache lines for instruction cache.</text:p>
          </table:table-cell>
        </table:table-row>
      </table:table>
      <text:p text:style-name="Horizontal_20_Line"/>
      <text:h text:style-name="Heading_20_4" text:outline-level="4"><text:span text:style-name="Strong_20_Emphasis">Module Description</text:span></text:h>
      <text:list xml:id="list100486787" text:style-name="L2">
        <text:list-item>
          <text:p text:style-name="P3"><text:span text:style-name="Strong_20_Emphasis">Fetch Stage</text:span>:</text:p>
          <text:list>
            <text:list-item>
              <text:p text:style-name="P4">Fetches instructions from memory or the cache. </text:p>
            </text:list-item>
            <text:list-item>
              <text:p text:style-name="P4">Updates the program counter (<text:span text:style-name="Source_20_Text">pc</text:span>) by default with a +4 increment. </text:p>
            </text:list-item>
          </text:list>
        </text:list-item>
        <text:list-item>
          <text:p text:style-name="P3"><text:span text:style-name="Strong_20_Emphasis">Decode &amp; Execute Stage</text:span>:</text:p>
          <text:list>
            <text:list-item>
              <text:p text:style-name="P4">Decodes the opcode and executes corresponding operations (arithmetic, branching, memory). </text:p>
            </text:list-item>
            <text:list-item>
              <text:p text:style-name="P4">Includes branch prediction logic to handle conditional branches efficiently. </text:p>
            </text:list-item>
          </text:list>
        </text:list-item>
        <text:list-item>
          <text:p text:style-name="P3"><text:span text:style-name="Strong_20_Emphasis">Memory Stage</text:span>:</text:p>
          <text:list>
            <text:list-item>
              <text:p text:style-name="P4">Handles <text:span text:style-name="Source_20_Text">LOAD</text:span> and <text:span text:style-name="Source_20_Text">STORE</text:span> operations by interacting with <text:span text:style-name="Source_20_Text">data_in</text:span> and <text:span text:style-name="Source_20_Text">data_out</text:span>. </text:p>
            </text:list-item>
          </text:list>
        </text:list-item>
        <text:list-item>
          <text:p text:style-name="P3"><text:span text:style-name="Strong_20_Emphasis">Debugging Utilities</text:span>:</text:p>
          <text:list>
            <text:list-item>
              <text:p text:style-name="P4">Outputs the program counter (<text:span text:style-name="Source_20_Text">pc_out</text:span>) for real-time debugging. </text:p>
            </text:list-item>
            <text:list-item>
              <text:p text:style-name="P3">Tracks and reports performance metrics like clock cycles and mispredictions. </text:p>
            </text:list-item>
          </text:list>
        </text:list-item>
      </text:list>
      <text:p text:style-name="Horizontal_20_Line"/>
      <text:h text:style-name="Heading_20_4" text:outline-level="4"><text:span text:style-name="Strong_20_Emphasis">How to Use</text:span></text:h>
      <text:list xml:id="list2507732965" text:style-name="L3">
        <text:list-item>
          <text:p text:style-name="P5"><text:span text:style-name="Strong_20_Emphasis">Integrate the Module</text:span></text:p>
          <text:list>
            <text:list-item>
              <text:p text:style-name="P6">Add the <text:span text:style-name="Source_20_Text">advanced_processor</text:span> module to your Verilog project. </text:p>
            </text:list-item>
            <text:list-item>
              <text:p text:style-name="P6">Connect the <text:span text:style-name="Source_20_Text">inst_in</text:span> and <text:span text:style-name="Source_20_Text">data_in</text:span> signals to your memory system. </text:p>
            </text:list-item>
          </text:list>
        </text:list-item>
        <text:list-item>
          <text:p text:style-name="P5"><text:span text:style-name="Strong_20_Emphasis">Configure Parameters</text:span></text:p>
          <text:list>
            <text:list-item>
              <text:p text:style-name="P6">Adjust <text:span text:style-name="Source_20_Text">CACHE_SIZE</text:span> and <text:span text:style-name="Source_20_Text">INIT_PC</text:span> as needed to fit your application. </text:p>
            </text:list-item>
          </text:list>
        </text:list-item>
        <text:list-item>
          <text:p text:style-name="P5"><text:span text:style-name="Strong_20_Emphasis">Simulate and Debug</text:span></text:p>
          <text:list>
            <text:list-item>
              <text:p text:style-name="P5">Use the <text:span text:style-name="Source_20_Text">pc_out</text:span> and counters to monitor performance and debug the system. </text:p>
            </text:list-item>
          </text:list>
        </text:list-item>
      </text:list>
      <text:p text:style-name="Horizontal_20_Line"/>
      <text:h text:style-name="Heading_20_4" text:outline-level="4"><text:span text:style-name="Strong_20_Emphasis">Future Enhancements</text:span></text:h>
      <text:list xml:id="list1214696900" text:style-name="L4">
        <text:list-item>
          <text:p text:style-name="P8">Support for more complex hazard management techniques. </text:p>
        </text:list-item>
        <text:list-item>
          <text:p text:style-name="P8">Multi-level cache hierarchy. </text:p>
        </text:list-item>
        <text:list-item>
          <text:p text:style-name="P8">Superscalar architecture with multiple pipelines. </text:p>
        </text:list-item>
        <text:list-item>
          <text:p text:style-name="P7">Floating-point arithmetic unit integration. </text:p>
        </text:list-item>
      </text:list>
      <text:p text:style-name="Horizontal_20_Line"/>
      <text:h text:style-name="Heading_20_4" text:outline-level="4"><text:soft-page-break/><text:span text:style-name="Strong_20_Emphasis">File Structure</text:span></text:h>
      <text:list xml:id="list19167550" text:style-name="L5">
        <text:list-item>
          <text:p text:style-name="P10"><text:span text:style-name="Source_20_Text">advanced_processor.v</text:span>: The Verilog module implementing the processor. </text:p>
        </text:list-item>
        <text:list-item>
          <text:p text:style-name="P9"><text:span text:style-name="Source_20_Text">testbench.v</text:span>: A testbench file to verify the processor's functionality. </text:p>
        </text:list-item>
      </text:list>
      <text:p text:style-name="Horizontal_20_Line"/>
      <text:h text:style-name="Heading_20_4" text:outline-level="4"><text:span text:style-name="Strong_20_Emphasis">License</text:span></text:h>
      <text:p text:style-name="Text_20_body">This module is provided under the MIT License. Feel free to use, modify, and distribute the code with proper attribution.</text:p>
      <text:p text:style-name="Horizontal_20_Line"/>
      <text:p text:style-name="Text_20_body">Enjoy building with the <text:span text:style-name="Strong_20_Emphasis">Advanced Processor</text:span>! 🚀</text:p>
      <text:p text:style-name="Text_20_body"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10:33:55.133480729</meta:creation-date>
    <dc:date>2025-01-07T10:36:03.573829898</dc:date>
    <meta:editing-duration>PT2M8S</meta:editing-duration>
    <meta:editing-cycles>2</meta:editing-cycles>
    <meta:generator>LibreOffice/7.3.7.2$Linux_X86_64 LibreOffice_project/30$Build-2</meta:generator>
    <meta:document-statistic meta:table-count="2" meta:image-count="0" meta:object-count="0" meta:page-count="3" meta:paragraph-count="82" meta:word-count="464" meta:character-count="3162" meta:non-whitespace-character-count="2792"/>
  </office:meta>
</office:document-meta>
</file>